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4957" officeooo:paragraph-rsid="00021ffe"/>
    </style:style>
    <style:style style:name="P2" style:family="paragraph" style:parent-style-name="Standard">
      <style:text-properties fo:language="pt" fo:country="PT" officeooo:rsid="00014957" officeooo:paragraph-rsid="00021ffe"/>
    </style:style>
    <style:style style:name="P3" style:family="paragraph" style:parent-style-name="Standard">
      <style:text-properties officeooo:rsid="00021ffe" officeooo:paragraph-rsid="00021ffe"/>
    </style:style>
    <style:style style:name="P4" style:family="paragraph" style:parent-style-name="Standard">
      <style:text-properties officeooo:paragraph-rsid="00021ffe"/>
    </style:style>
    <style:style style:name="T1" style:family="text">
      <style:text-properties fo:color="#99cc99" fo:font-size="18pt" fo:text-shadow="1pt 1pt" fo:background-color="#ffff00" loext:char-shading-value="0" style:font-size-asian="18pt" style:font-size-complex="18pt"/>
    </style:style>
    <style:style style:name="T2" style:family="text">
      <style:text-properties fo:color="#ccff99" fo:background-color="#339966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4b5db" style:font-weight-asian="bold" style:font-weight-complex="bold"/>
    </style:style>
    <style:style style:name="T5" style:family="text">
      <style:text-properties officeooo:rsid="00021ffe"/>
    </style:style>
    <style:style style:name="T6" style:family="text">
      <style:text-properties fo:language="pt" fo:country="PT"/>
    </style:style>
    <style:style style:name="T7" style:family="text">
      <style:text-properties fo:language="pt" fo:country="PT" fo:font-weight="bold" style:font-weight-asian="bold" style:font-weight-complex="bold"/>
    </style:style>
    <style:style style:name="T8" style:family="text">
      <style:text-properties fo:language="pt" fo:country="PT" officeooo:rsid="000664a3"/>
    </style:style>
    <style:style style:name="T9" style:family="text">
      <style:text-properties officeooo:rsid="00014957"/>
    </style:style>
    <style:style style:name="T10" style:family="text">
      <style:text-properties officeooo:rsid="0004b5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SS CookBook – 3 Edition:</text:span><text:line-break/><text:line-break/><text:span text:style-name="T2">CAP1: Using HTML Básic</text:span><text:line-break/><text:line-break/><text:span text:style-name="T3">1.3 Understanding DOCTYPEs and Effects on Browser Layout</text:span><text:line-break/><text:line-break/><text:span text:style-name="T5">HTML 4.01 Strict DTD:</text:span></text:p>
      <text:p text:style-name="P3">&lt;!DOCTYPE HTML PUBLIC "-//W3C//DTD HTML 4.01//EN"</text:p>
      <text:p text:style-name="P3">"http://www.w3.org/TR/html4/strict.dtd"&gt;</text:p>
      <text:p text:style-name="P3">HTML 4.01 Transitional DTD:</text:p>
      <text:p text:style-name="P3">&lt;!DOCTYPE HTML PUBLIC "-//W3C//DTD HTML 4.01 Transitional//EN"</text:p>
      <text:p text:style-name="P3">"http://www.w3.org/TR/1999/REC-html401-19991224/loose.dtd"&gt;</text:p>
      <text:p text:style-name="P3">HTML 4.01 Frameset DTD:</text:p>
      <text:p text:style-name="P3">&lt;!DOCTYPE HTML PUBLIC "-//W3C//DTD HTML 4.01 Frameset//EN"</text:p>
      <text:p text:style-name="P3">" http://www.w3.org/TR/1999/REC-html401-19991224/frameset.dtd"&gt;</text:p>
      <text:p text:style-name="P3">HTML5 DTD:</text:p>
      <text:p text:style-name="P3">&lt;!DOCTYPE html&gt;</text:p>
      <text:p text:style-name="P3">XHTML 1.0 Strict DTD:</text:p>
      <text:p text:style-name="P3">&lt;!DOCTYPE html PUBLIC "-//W3C//DTD XHTML 1.0 Strict//EN"</text:p>
      <text:p text:style-name="P3">"http://www.w3.org/TR/xhtml1/DTD/xhtml1-strict.dtd"&gt;</text:p>
      <text:p text:style-name="P3">XHTML 1.0 Transitional DTD:</text:p>
      <text:p text:style-name="P3">&lt;!DOCTYPE html PUBLIC "-//W3C//DTD XHTML 1.0 Transitional//EN"</text:p>
      <text:p text:style-name="P3">"http://www.w3.org/TR/xhtml1/DTD/xhtml1-transitional.dtd"&gt;</text:p>
      <text:p text:style-name="P3">XHTML 1.0 Frameset DTD:</text:p>
      <text:p text:style-name="P3">&lt;!DOCTYPE html PUBLIC "-//W3C//DTD XHTML 1.0 Frameset//EN"</text:p>
      <text:p text:style-name="P3">"http://www.w3.org/TR/xhtml1/DTD/xhtml1-frameset.dtd"&gt;</text:p>
      <text:p text:style-name="P3">XHTML 1.1 DTD:</text:p>
      <text:p text:style-name="P3">&lt;!DOCTYPE html PUBLIC "-//W3C//DTD XHTML 1.1//EN"</text:p>
      <text:p text:style-name="P1"><text:span text:style-name="T5">"http://www.w3.org/TR/xhtml11/DTD/xhtml11.dtd"&gt;</text:span><text:line-break/></text:p>
      <text:p text:style-name="P1"/>
      <text:p text:style-name="P2"><text:bookmark text:name="result_box"/><text:span text:style-name="T3">Por que não usar o mais recente DOCTYPE?</text:span><text:line-break/>Usando DOCTYPEs mais recentes, como HTML5 é uma opção. No entanto, não é o único<text:line-break/>opção. Ao contrário de versões de aplicativos de software, DOCTYPEs mais recentes não fazem mais velhos Doctypes discutível.<text:line-break/>Por exemplo, você seria duramente pressionado para instalar, muito menos prazo, Photoshop 4 na<text:line-break/>computadores de hoje. No entanto, você ainda pode usar sintaxe e DOCTYPEs HTML4 sem<text:line-break/>medo de navegadores não tornar o seu conteúdo.</text:p>
      <text:p text:style-name="P4"/>
      <text:p text:style-name="P4"/>
      <text:p text:style-name="P4"><text:span text:style-name="T4">Títulos</text:span><text:span text:style-name="T10"> </text:span><text:bookmark text:name="result_box2"/><text:span text:style-name="T10"><text:s/></text:span><text:span text:style-name="T7">Discussão</text:span><text:span text:style-name="T6"><text:line-break/>Você pode escolher entre seis diferentes níveis de títulos ao marcar títulos para<text:line-break/>um documento.<text:line-break/>Quando a marcação de conteúdo, certifique-se de usar os títulos em ordem. Por exemplo, se você<text:line-break/>usar o elemento de H2, o cabeçalho debaixo dela deve ser enrolada no elemento H3 (não<text:line-break/>H4 ou H5). O título da página não deve ser envolto em o elemento h2 (use o h1<text:line-break/>elemento). Em suma, não pule tags de cabeçalho!<text:line-break/>Não é importante o uso de todos os cabeçalhos ao criar um documento. No entanto, estar<text:line-break/>Certifique-se evitar o uso excessivo do elemento h1, já que isso poderia diminuir o seu motor de busca ranking. Uso<text:line-break/>o elemento h1 uma vez para o único título do seu blog ou página; em seguida, usar H2 e H3<text:line-break/>para as outras porções do documento.<text:line-break/></text:span><text:soft-page-break/><text:span text:style-name="T6">Se você precisa usar H4, H5 e H6 elementos no seu documento, quebrar<text:line-break/>o conteúdo em páginas separadas ou investigar a estrutura do documento.<text:line-break/>Um documento que exige seis níveis de título diferentes podem ser carregados<text:line-break/>-se com conteúdo que ele vai deixar de prender a atenção de uma pessoa média<text:line-break/>span.<text:line-break/>Além disso, se você está preocupado com a aparência dos títulos, não se preocupe. Através de<text:line-break/>poder do CSS, o desenho das posições (juntamente com o resto da página) pode ser<text:line-break/>modificada.</text:span></text:p>
      <text:p text:style-name="P4"><text:bookmark text:name="result_box3"/><text:span text:style-name="T6">.5 Fazendo </text:span><text:span text:style-name="T8">Citações </text:span><text:span text:style-name="T6">apropria</text:span><text:span text:style-name="T8">damente</text:span><text:span text:style-name="T6"><text:line-break/>Problema<text:line-break/>Você quer citar citações com HTML, como mostrado na Figura 1-5.<text:line-break/>Solução<text:line-break/>Use o elemento blockquote quando citando uma grande quantidade de texto:</text:span></text:p>
      <text:p text:style-name="P4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9:25:31.419884869</meta:creation-date>
    <dc:date>2016-02-19T01:13:17.143790601</dc:date>
    <meta:editing-duration>PT4H40M40S</meta:editing-duration>
    <meta:editing-cycles>6</meta:editing-cycles>
    <meta:generator>LibreOffice/4.4.6.3$Linux_X86_64 LibreOffice_project/40m0$Build-3</meta:generator>
    <meta:document-statistic meta:table-count="0" meta:image-count="0" meta:object-count="0" meta:page-count="2" meta:paragraph-count="26" meta:word-count="428" meta:character-count="2957" meta:non-whitespace-character-count="2549"/>
  </office:meta>
</office:document-meta>
</file>